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F_CLK</text:p>
          </table:table-cell>
          <table:table-cell table:style-name="ce2" office:value-type="float" office:value="16000000" calcext:value-type="float">
            <text:p>1.60E+0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TIMER0</text:p>
          </table:table-cell>
          <table:table-cell table:style-name="Default" table:formula="of:=[.B1]/256" office:value-type="float" office:value="62500" calcext:value-type="float">
            <text:p>625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Hz</text:p>
          </table:table-cell>
          <table:table-cell table:style-name="ce1" office:value-type="string" calcext:value-type="string">
            <text:p>Range</text:p>
          </table:table-cell>
        </table:table-row>
        <table:table-row table:style-name="ro1">
          <table:table-cell office:value-type="float" office:value="31250" calcext:value-type="float">
            <text:p>31250</text:p>
          </table:table-cell>
          <table:table-cell table:formula="of:=[.$B$2]/(2 * [.A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table:formula="of:=[.$B$2]/(2 * [.A6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B$2]/(2 * [.A7])" office:value-type="float" office:value="112.007168458781" calcext:value-type="float">
            <text:p>1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2]/(2 * [.A8])" office:value-type="float" office:value="558.035714285714" calcext:value-type="float">
            <text:p>5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2]/(2 * [.A9])" office:value-type="float" office:value="2604.16666666667" calcext:value-type="float">
            <text:p>2,6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]/(2 * [.A10])" office:value-type="float" office:value="10416.6666666667" calcext:value-type="float">
            <text:p>10,4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/(2 * [.A11])" office:value-type="float" office:value="31250" calcext:value-type="float">
            <text:p>31,25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8:09:58.761177780</meta:creation-date>
    <dc:date>2018-07-22T20:05:45.371660094</dc:date>
    <meta:editing-duration>PT1H25M5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